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654in"/>
    </style:style>
    <style:style style:name="co14" style:family="table-column">
      <style:table-column-properties fo:break-before="auto" style:column-width="1.6543in"/>
    </style:style>
    <style:style style:name="co15" style:family="table-column">
      <style:table-column-properties fo:break-before="auto" style:column-width="2.2437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1.5898in"/>
    </style:style>
    <style:style style:name="co19" style:family="table-column">
      <style:table-column-properties fo:break-before="auto" style:column-width="1.622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2429in" svg:height="3.5346in" svg:x="1.2591in" svg:y="6.3122in">
            <draw:object draw:notify-on-update-of-ranges="Sheet1.N5:Sheet1.N5 Sheet1.O5:Sheet1.O7 Sheet1.D5:Sheet1.D7 Sheet1.N34:Sheet1.N34 Sheet1.O34:Sheet1.O36 Sheet1.D34:Sheet1.D36 Sheet1.N26:Sheet1.N26 Sheet1.O26:Sheet1.O28 Sheet1.D26:Sheet1.D28 Sheet1.N30:Sheet1.N30 Sheet1.O30:Sheet1.O32 Sheet1.D30:Sheet1.D32 Sheet1.N17:Sheet1.N17 Sheet1.O17:Sheet1.O19 Sheet1.D17:Sheet1.D19 Sheet1.N22:Sheet1.N22 Sheet1.O22:Sheet1.O24 Sheet1.D22:Sheet1.D24 Sheet1.N13:Sheet1.N13 Sheet1.O13:Sheet1.O15 Sheet1.D13:Sheet1.D15 Sheet1.N9:Sheet1.N9 Sheet1.O9:Sheet1.O11 Sheet1.D9:Sheet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2429in" svg:height="3.5346in" svg:x="8.8681in" svg:y="6.322in">
            <draw:object draw:notify-on-update-of-ranges="Sheet1.D5:Sheet1.D7 Sheet1.N5:Sheet1.N5 Sheet1.P5:Sheet1.P7 Sheet1.D34:Sheet1.D36 Sheet1.N34:Sheet1.N34 Sheet1.P34:Sheet1.P36 Sheet1.D26:Sheet1.D28 Sheet1.N26:Sheet1.N26 Sheet1.P26:Sheet1.P28 Sheet1.D30:Sheet1.D32 Sheet1.N30:Sheet1.N30 Sheet1.P30:Sheet1.P32 Sheet1.D17:Sheet1.D19 Sheet1.N17:Sheet1.N17 Sheet1.P17:Sheet1.P19 Sheet1.D22:Sheet1.D24 Sheet1.N22:Sheet1.N22 Sheet1.P22:Sheet1.P24 Sheet1.D13:Sheet1.D15 Sheet1.N13:Sheet1.N13 Sheet1.P13:Sheet1.P15 Sheet1.D9:Sheet1.D11 Sheet1.N9:Sheet1.N9 Sheet1.P9:Sheet1.P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3">
          <table:table-cell table:number-columns-repeated="21"/>
        </table:table-row>
        <table:table-row table:style-name="ro2">
          <table:table-cell table:number-columns-repeated="2"/>
          <table:table-cell table:style-name="ce1" office:value-type="string">
            <text:p>Protocol</text:p>
          </table:table-cell>
          <table:table-cell table:style-name="ce1" office:value-type="string">
            <text:p>CPUs</text:p>
          </table:table-cell>
          <table:table-cell table:style-name="ce1" office:value-type="string">
            <text:p>Benchmark</text:p>
          </table:table-cell>
          <table:table-cell table:style-name="ce1" office:value-type="string">
            <text:p>Topology</text:p>
          </table:table-cell>
          <table:table-cell table:style-name="ce1" office:value-type="string">
            <text:p>Sim Time (sec)</text:p>
          </table:table-cell>
          <table:table-cell table:style-name="ce1" office:value-type="string">
            <text:p>Inst / Sec</text:p>
          </table:table-cell>
          <table:table-cell table:style-name="ce1" office:value-type="string">
            <text:p>Total Committed Inst.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Total Msgs.</text:p>
          </table:table-cell>
          <table:table-cell table:style-name="ce1" office:value-type="string">
            <text:p>Virtual Time (sec)</text:p>
          </table:table-cell>
          <table:table-cell/>
          <table:table-cell table:style-name="ce1" office:value-type="string">
            <text:p>Name</text:p>
          </table:table-cell>
          <table:table-cell table:style-name="ce1" office:value-type="string">
            <text:p>Sim Time (Normalized)</text:p>
          </table:table-cell>
          <table:table-cell table:style-name="ce1" office:value-type="string">
            <text:p>Network Messages (Normalized)</text:p>
          </table:table-cell>
          <table:table-cell table:style-name="ce1"/>
          <table:table-cell table:style-name="ce1" office:value-type="string">
            <text:p>IPC</text:p>
          </table:table-cell>
          <table:table-cell table:style-name="ce1" office:value-type="string">
            <text:p>IPC (Normalized)</text:p>
          </table:table-cell>
          <table:table-cell table:style-name="ce1" office:value-type="string">
            <text:p>Inst./Sec (Normalized)</text:p>
          </table:table-cell>
          <table:table-cell table:style-name="ce1" office:value-type="string">
            <text:p>Vir. Time (Normalized)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4">
            <text:p>4</text:p>
          </table:table-cell>
          <table:table-cell office:value-type="string">
            <text:p>Barnes</text:p>
          </table:table-cell>
          <table:table-cell office:value-type="string">
            <text:p>Crossbar</text:p>
          </table:table-cell>
          <table:table-cell office:value-type="float" office:value="3.975178">
            <text:p>3.98</text:p>
          </table:table-cell>
          <table:table-cell office:value-type="float" office:value="127476">
            <text:p>127476</text:p>
          </table:table-cell>
          <table:table-cell office:value-type="float" office:value="1921550323">
            <text:p>1921550323</text:p>
          </table:table-cell>
          <table:table-cell office:value-type="float" office:value="31800437982">
            <text:p>31800437982</text:p>
          </table:table-cell>
          <table:table-cell office:value-type="float" office:value="172810784">
            <text:p>172810784</text:p>
          </table:table-cell>
          <table:table-cell office:value-type="float" office:value="14185.4">
            <text:p>14185.4</text:p>
          </table:table-cell>
          <table:table-cell/>
          <table:table-cell table:formula="of:=CONCATENATE([.C5];&quot; &quot;;[.E5];&quot; &quot;;[.F5])" office:value-type="string" office:string-value="MESI Barnes Crossbar">
            <text:p>MESI Barnes Crossbar</text:p>
          </table:table-cell>
          <table:table-cell table:formula="of:=[.G5]/[.$G$20]" office:value-type="float" office:value="1">
            <text:p>1</text:p>
          </table:table-cell>
          <table:table-cell table:formula="of:=[.K5]/[.$K$20]" office:value-type="float" office:value="0.214549029204934">
            <text:p>0.21</text:p>
          </table:table-cell>
          <table:table-cell/>
          <table:table-cell table:style-name="ce2" table:formula="of:=[.I5]/[.J5]" office:value-type="float" office:value="0.060425278547662">
            <text:p>0.06043</text:p>
          </table:table-cell>
          <table:table-cell table:formula="of:=[.R5]/[.$R$20]" office:value-type="float" office:value="0.994809591849307">
            <text:p>0.99</text:p>
          </table:table-cell>
          <table:table-cell table:formula="of:=[.H5]/[.$H$20]" office:value-type="float" office:value="0.886283997997664">
            <text:p>0.89</text:p>
          </table:table-cell>
          <table:table-cell table:formula="of:=[.L5]/[.$L$20]" office:value-type="float" office:value="0.792577858731241">
            <text:p>0.79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8">
            <text:p>8</text:p>
          </table:table-cell>
          <table:table-cell office:value-type="string">
            <text:p>Barnes</text:p>
          </table:table-cell>
          <table:table-cell office:value-type="string">
            <text:p>Crossbar</text:p>
          </table:table-cell>
          <table:table-cell office:value-type="float" office:value="2.097278">
            <text:p>2.1</text:p>
          </table:table-cell>
          <table:table-cell office:value-type="float" office:value="139940">
            <text:p>139940</text:p>
          </table:table-cell>
          <table:table-cell office:value-type="float" office:value="1969238114">
            <text:p>1969238114</text:p>
          </table:table-cell>
          <table:table-cell office:value-type="float" office:value="33554159106">
            <text:p>33554159106</text:p>
          </table:table-cell>
          <table:table-cell office:value-type="float" office:value="163485949">
            <text:p>163485949</text:p>
          </table:table-cell>
          <table:table-cell office:value-type="float" office:value="14014.6">
            <text:p>14014.6</text:p>
          </table:table-cell>
          <table:table-cell/>
          <table:table-cell table:formula="of:=CONCATENATE([.C6];&quot; &quot;;[.E6];&quot; &quot;;[.F6])" office:value-type="string" office:string-value="MESI Barnes Crossbar">
            <text:p>MESI Barnes Crossbar</text:p>
          </table:table-cell>
          <table:table-cell table:formula="of:=[.G6]/[.$G$20]" office:value-type="float" office:value="0.527593481348508">
            <text:p>0.53</text:p>
          </table:table-cell>
          <table:table-cell table:formula="of:=[.K6]/[.$K$20]" office:value-type="float" office:value="0.202972006924043">
            <text:p>0.2</text:p>
          </table:table-cell>
          <table:table-cell/>
          <table:table-cell table:style-name="ce2" table:formula="of:=[.I6]/[.J6]" office:value-type="float" office:value="0.0586883464365486">
            <text:p>0.05869</text:p>
          </table:table-cell>
          <table:table-cell table:formula="of:=[.R6]/[.$R$20]" office:value-type="float" office:value="0.966213666997033">
            <text:p>0.97</text:p>
          </table:table-cell>
          <table:table-cell table:formula="of:=[.H6]/[.$H$20]" office:value-type="float" office:value="0.972940652984037">
            <text:p>0.97</text:p>
          </table:table-cell>
          <table:table-cell table:formula="of:=[.L6]/[.$L$20]" office:value-type="float" office:value="0.783034786398328">
            <text:p>0.78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16">
            <text:p>16</text:p>
          </table:table-cell>
          <table:table-cell office:value-type="string">
            <text:p>Barnes</text:p>
          </table:table-cell>
          <table:table-cell office:value-type="string">
            <text:p>Crossbar</text:p>
          </table:table-cell>
          <table:table-cell office:value-type="float" office:value="1.129307">
            <text:p>1.13</text:p>
          </table:table-cell>
          <table:table-cell office:value-type="float" office:value="137135">
            <text:p>137135</text:p>
          </table:table-cell>
          <table:table-cell office:value-type="float" office:value="1995106856">
            <text:p>1995106856</text:p>
          </table:table-cell>
          <table:table-cell office:value-type="float" office:value="36133408702">
            <text:p>36133408702</text:p>
          </table:table-cell>
          <table:table-cell office:value-type="float" office:value="159465714">
            <text:p>159465714</text:p>
          </table:table-cell>
          <table:table-cell office:value-type="float" office:value="14500.7">
            <text:p>14500.7</text:p>
          </table:table-cell>
          <table:table-cell/>
          <table:table-cell table:formula="of:=CONCATENATE([.C7];&quot; &quot;;[.E7];&quot; &quot;;[.F7])" office:value-type="string" office:string-value="MESI Barnes Crossbar">
            <text:p>MESI Barnes Crossbar</text:p>
          </table:table-cell>
          <table:table-cell table:formula="of:=[.G7]/[.$G$20]" office:value-type="float" office:value="0.284089668437489">
            <text:p>0.28</text:p>
          </table:table-cell>
          <table:table-cell table:formula="of:=[.K7]/[.$K$20]" office:value-type="float" office:value="0.19798078186007">
            <text:p>0.2</text:p>
          </table:table-cell>
          <table:table-cell/>
          <table:table-cell table:style-name="ce2" table:formula="of:=[.I7]/[.J7]" office:value-type="float" office:value="0.0552150192209674">
            <text:p>0.05522</text:p>
          </table:table-cell>
          <table:table-cell table:formula="of:=[.R7]/[.$R$20]" office:value-type="float" office:value="0.909030658283784">
            <text:p>0.91</text:p>
          </table:table-cell>
          <table:table-cell table:formula="of:=[.H7]/[.$H$20]" office:value-type="float" office:value="0.953438734078647">
            <text:p>0.95</text:p>
          </table:table-cell>
          <table:table-cell table:formula="of:=[.L7]/[.$L$20]" office:value-type="float" office:value="0.810194549050721">
            <text:p>0.81</text:p>
          </table:table-cell>
        </table:table-row>
        <table:table-row table:style-name="ro1">
          <table:table-cell table:number-columns-repeated="1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4">
            <text:p>4</text:p>
          </table:table-cell>
          <table:table-cell office:value-type="string">
            <text:p>Barnes</text:p>
          </table:table-cell>
          <table:table-cell office:value-type="string">
            <text:p>Mesh</text:p>
          </table:table-cell>
          <table:table-cell office:value-type="float" office:value="3.953359">
            <text:p>3.95</text:p>
          </table:table-cell>
          <table:table-cell office:value-type="float" office:value="118095">
            <text:p>118095</text:p>
          </table:table-cell>
          <table:table-cell office:value-type="float" office:value="1919027564">
            <text:p>1919027564</text:p>
          </table:table-cell>
          <table:table-cell office:value-type="float" office:value="31625903284">
            <text:p>31625903284</text:p>
          </table:table-cell>
          <table:table-cell office:value-type="float" office:value="123407812">
            <text:p>123407812</text:p>
          </table:table-cell>
          <table:table-cell office:value-type="float" office:value="15649.8">
            <text:p>15649.8</text:p>
          </table:table-cell>
          <table:table-cell/>
          <table:table-cell table:formula="of:=CONCATENATE([.C9];&quot; &quot;;[.E9];&quot; &quot;;[.F9])" office:value-type="string" office:string-value="MESI Barnes Mesh">
            <text:p>MESI Barnes Mesh</text:p>
          </table:table-cell>
          <table:table-cell table:formula="of:=[.G9]/[.$G$20]" office:value-type="float" office:value="0.994511189184484">
            <text:p>0.99</text:p>
          </table:table-cell>
          <table:table-cell table:formula="of:=[.K9]/[.$K$20]" office:value-type="float" office:value="0.153213969915819">
            <text:p>0.15</text:p>
          </table:table-cell>
          <table:table-cell/>
          <table:table-cell table:style-name="ce2" table:formula="of:=[.I9]/[.J9]" office:value-type="float" office:value="0.0606789803525031">
            <text:p>0.06068</text:p>
          </table:table-cell>
          <table:table-cell table:formula="of:=[.R9]/[.$R$20]" office:value-type="float" office:value="0.998986403193691">
            <text:p>1</text:p>
          </table:table-cell>
          <table:table-cell table:formula="of:=[.H9]/[.$H$20]" office:value-type="float" office:value="0.821062072417821">
            <text:p>0.82</text:p>
          </table:table-cell>
          <table:table-cell table:formula="of:=[.L9]/[.$L$20]" office:value-type="float" office:value="0.87439797070031">
            <text:p>0.87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8">
            <text:p>8</text:p>
          </table:table-cell>
          <table:table-cell office:value-type="string">
            <text:p>Barnes</text:p>
          </table:table-cell>
          <table:table-cell office:value-type="string">
            <text:p>Mesh</text:p>
          </table:table-cell>
          <table:table-cell office:value-type="float" office:value="2.110208">
            <text:p>2.11</text:p>
          </table:table-cell>
          <table:table-cell office:value-type="float" office:value="143832">
            <text:p>143832</text:p>
          </table:table-cell>
          <table:table-cell office:value-type="float" office:value="1976561737">
            <text:p>1976561737</text:p>
          </table:table-cell>
          <table:table-cell office:value-type="float" office:value="33761081462">
            <text:p>33761081462</text:p>
          </table:table-cell>
          <table:table-cell office:value-type="float" office:value="192510843">
            <text:p>192510843</text:p>
          </table:table-cell>
          <table:table-cell office:value-type="float" office:value="13715.1">
            <text:p>13715.1</text:p>
          </table:table-cell>
          <table:table-cell/>
          <table:table-cell table:formula="of:=CONCATENATE([.C10];&quot; &quot;;[.E10];&quot; &quot;;[.F10])" office:value-type="string" office:string-value="MESI Barnes Mesh">
            <text:p>MESI Barnes Mesh</text:p>
          </table:table-cell>
          <table:table-cell table:formula="of:=[.G10]/[.$G$20]" office:value-type="float" office:value="0.530846165882383">
            <text:p>0.53</text:p>
          </table:table-cell>
          <table:table-cell table:formula="of:=[.K10]/[.$K$20]" office:value-type="float" office:value="0.239007158702975">
            <text:p>0.24</text:p>
          </table:table-cell>
          <table:table-cell/>
          <table:table-cell table:style-name="ce2" table:formula="of:=[.I10]/[.J10]" office:value-type="float" office:value="0.0585455693777088">
            <text:p>0.05855</text:p>
          </table:table-cell>
          <table:table-cell table:formula="of:=[.R10]/[.$R$20]" office:value-type="float" office:value="0.963863061570898">
            <text:p>0.96</text:p>
          </table:table-cell>
          <table:table-cell table:formula="of:=[.H10]/[.$H$20]" office:value-type="float" office:value="1">
            <text:p>1</text:p>
          </table:table-cell>
          <table:table-cell table:formula="of:=[.L10]/[.$L$20]" office:value-type="float" office:value="0.766300886142431">
            <text:p>0.77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16">
            <text:p>16</text:p>
          </table:table-cell>
          <table:table-cell office:value-type="string">
            <text:p>Barnes</text:p>
          </table:table-cell>
          <table:table-cell office:value-type="string">
            <text:p>Mesh</text:p>
          </table:table-cell>
          <table:table-cell office:value-type="float" office:value="1.157104">
            <text:p>1.16</text:p>
          </table:table-cell>
          <table:table-cell office:value-type="float" office:value="133096">
            <text:p>133096</text:p>
          </table:table-cell>
          <table:table-cell office:value-type="float" office:value="2011196025">
            <text:p>2011196025</text:p>
          </table:table-cell>
          <table:table-cell office:value-type="float" office:value="37022816384">
            <text:p>37022816384</text:p>
          </table:table-cell>
          <table:table-cell office:value-type="float" office:value="334146900">
            <text:p>334146900</text:p>
          </table:table-cell>
          <table:table-cell office:value-type="float" office:value="15077">
            <text:p>15077</text:p>
          </table:table-cell>
          <table:table-cell/>
          <table:table-cell table:formula="of:=CONCATENATE([.C11];&quot; &quot;;[.E11];&quot; &quot;;[.F11])" office:value-type="string" office:string-value="MESI Barnes Mesh">
            <text:p>MESI Barnes Mesh</text:p>
          </table:table-cell>
          <table:table-cell table:formula="of:=[.G11]/[.$G$20]" office:value-type="float" office:value="0.291082311282664">
            <text:p>0.29</text:p>
          </table:table-cell>
          <table:table-cell table:formula="of:=[.K11]/[.$K$20]" office:value-type="float" office:value="0.41485196321335">
            <text:p>0.41</text:p>
          </table:table-cell>
          <table:table-cell/>
          <table:table-cell table:style-name="ce2" table:formula="of:=[.I11]/[.J11]" office:value-type="float" office:value="0.0543231504632146">
            <text:p>0.05432</text:p>
          </table:table-cell>
          <table:table-cell table:formula="of:=[.R11]/[.$R$20]" office:value-type="float" office:value="0.894347406237485">
            <text:p>0.89</text:p>
          </table:table-cell>
          <table:table-cell table:formula="of:=[.H11]/[.$H$20]" office:value-type="float" office:value="0.925357361366038">
            <text:p>0.93</text:p>
          </table:table-cell>
          <table:table-cell table:formula="of:=[.L11]/[.$L$20]" office:value-type="float" office:value="0.842394037255976">
            <text:p>0.84</text:p>
          </table:table-cell>
        </table:table-row>
        <table:table-row table:style-name="ro1">
          <table:table-cell table:number-columns-repeated="1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4">
            <text:p>4</text:p>
          </table:table-cell>
          <table:table-cell office:value-type="string">
            <text:p>Barnes</text:p>
          </table:table-cell>
          <table:table-cell office:value-type="string">
            <text:p>Crossbar</text:p>
          </table:table-cell>
          <table:table-cell office:value-type="float" office:value="3.971619">
            <text:p>3.97</text:p>
          </table:table-cell>
          <table:table-cell office:value-type="float" office:value="121964">
            <text:p>121964</text:p>
          </table:table-cell>
          <table:table-cell office:value-type="float" office:value="1921763589">
            <text:p>1921763589</text:p>
          </table:table-cell>
          <table:table-cell office:value-type="float" office:value="31772086824">
            <text:p>31772086824</text:p>
          </table:table-cell>
          <table:table-cell office:value-type="float" office:value="350037682">
            <text:p>350037682</text:p>
          </table:table-cell>
          <table:table-cell office:value-type="float" office:value="15634">
            <text:p>15634</text:p>
          </table:table-cell>
          <table:table-cell/>
          <table:table-cell table:formula="of:=CONCATENATE([.C13];&quot; &quot;;[.E13];&quot; &quot;;[.F13])" office:value-type="string" office:string-value="MOESI Barnes Crossbar">
            <text:p>MOESI Barnes Crossbar</text:p>
          </table:table-cell>
          <table:table-cell table:formula="of:=[.G13]/[.$G$20]" office:value-type="float" office:value="0.999104694179732">
            <text:p>1</text:p>
          </table:table-cell>
          <table:table-cell table:formula="of:=[.K13]/[.$K$20]" office:value-type="float" office:value="0.434580777425589">
            <text:p>0.43</text:p>
          </table:table-cell>
          <table:table-cell/>
          <table:table-cell table:style-name="ce2" table:formula="of:=[.I13]/[.J13]" office:value-type="float" office:value="0.0604859101526922">
            <text:p>0.06049</text:p>
          </table:table-cell>
          <table:table-cell table:formula="of:=[.R13]/[.$R$20]" office:value-type="float" office:value="0.995807798290435">
            <text:p>1</text:p>
          </table:table-cell>
          <table:table-cell table:formula="of:=[.H13]/[.$H$20]" office:value-type="float" office:value="0.847961510651315">
            <text:p>0.85</text:p>
          </table:table-cell>
          <table:table-cell table:formula="of:=[.L13]/[.$L$20]" office:value-type="float" office:value="0.873515180636726">
            <text:p>0.87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8">
            <text:p>8</text:p>
          </table:table-cell>
          <table:table-cell office:value-type="string">
            <text:p>Barnes</text:p>
          </table:table-cell>
          <table:table-cell office:value-type="string">
            <text:p>Crossbar</text:p>
          </table:table-cell>
          <table:table-cell office:value-type="float" office:value="2.09583">
            <text:p>2.1</text:p>
          </table:table-cell>
          <table:table-cell office:value-type="float" office:value="110670">
            <text:p>110670</text:p>
          </table:table-cell>
          <table:table-cell office:value-type="float" office:value="1969607259">
            <text:p>1969607259</text:p>
          </table:table-cell>
          <table:table-cell office:value-type="float" office:value="33531265384">
            <text:p>33531265384</text:p>
          </table:table-cell>
          <table:table-cell office:value-type="float" office:value="356176233">
            <text:p>356176233</text:p>
          </table:table-cell>
          <table:table-cell office:value-type="float" office:value="17093.6">
            <text:p>17093.6</text:p>
          </table:table-cell>
          <table:table-cell/>
          <table:table-cell table:formula="of:=CONCATENATE([.C14];&quot; &quot;;[.E14];&quot; &quot;;[.F14])" office:value-type="string" office:string-value="MOESI Barnes Crossbar">
            <text:p>MOESI Barnes Crossbar</text:p>
          </table:table-cell>
          <table:table-cell table:formula="of:=[.G14]/[.$G$20]" office:value-type="float" office:value="0.527229220930484">
            <text:p>0.53</text:p>
          </table:table-cell>
          <table:table-cell table:formula="of:=[.K14]/[.$K$20]" office:value-type="float" office:value="0.44220194623977">
            <text:p>0.44</text:p>
          </table:table-cell>
          <table:table-cell/>
          <table:table-cell table:style-name="ce2" table:formula="of:=[.I14]/[.J14]" office:value-type="float" office:value="0.0587394253227267">
            <text:p>0.05874</text:p>
          </table:table-cell>
          <table:table-cell table:formula="of:=[.R14]/[.$R$20]" office:value-type="float" office:value="0.967054602564602">
            <text:p>0.97</text:p>
          </table:table-cell>
          <table:table-cell table:formula="of:=[.H14]/[.$H$20]" office:value-type="float" office:value="0.769439345903554">
            <text:p>0.77</text:p>
          </table:table-cell>
          <table:table-cell table:formula="of:=[.L14]/[.$L$20]" office:value-type="float" office:value="0.95506710321939">
            <text:p>0.96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16">
            <text:p>16</text:p>
          </table:table-cell>
          <table:table-cell office:value-type="string">
            <text:p>Barnes</text:p>
          </table:table-cell>
          <table:table-cell office:value-type="string">
            <text:p>Crossbar</text:p>
          </table:table-cell>
          <table:table-cell office:value-type="float" office:value="1.129506">
            <text:p>1.13</text:p>
          </table:table-cell>
          <table:table-cell office:value-type="float" office:value="119472">
            <text:p>119472</text:p>
          </table:table-cell>
          <table:table-cell office:value-type="float" office:value="1994926552">
            <text:p>1994926552</text:p>
          </table:table-cell>
          <table:table-cell office:value-type="float" office:value="36140006310">
            <text:p>36140006310</text:p>
          </table:table-cell>
          <table:table-cell office:value-type="float" office:value="381857003">
            <text:p>381857003</text:p>
          </table:table-cell>
          <table:table-cell office:value-type="float" office:value="16650.9">
            <text:p>16650.9</text:p>
          </table:table-cell>
          <table:table-cell/>
          <table:table-cell table:formula="of:=CONCATENATE([.C15];&quot; &quot;;[.E15];&quot; &quot;;[.F15])" office:value-type="string" office:string-value="MOESI Barnes Crossbar">
            <text:p>MOESI Barnes Crossbar</text:p>
          </table:table-cell>
          <table:table-cell table:formula="of:=[.G15]/[.$G$20]" office:value-type="float" office:value="0.284139729088861">
            <text:p>0.28</text:p>
          </table:table-cell>
          <table:table-cell table:formula="of:=[.K15]/[.$K$20]" office:value-type="float" office:value="0.47408528213584">
            <text:p>0.47</text:p>
          </table:table-cell>
          <table:table-cell/>
          <table:table-cell table:style-name="ce2" table:formula="of:=[.I15]/[.J15]" office:value-type="float" office:value="0.0551999502957475">
            <text:p>0.05520</text:p>
          </table:table-cell>
          <table:table-cell table:formula="of:=[.R15]/[.$R$20]" office:value-type="float" office:value="0.908782571527579">
            <text:p>0.91</text:p>
          </table:table-cell>
          <table:table-cell table:formula="of:=[.H15]/[.$H$20]" office:value-type="float" office:value="0.830635741698648">
            <text:p>0.83</text:p>
          </table:table-cell>
          <table:table-cell table:formula="of:=[.L15]/[.$L$20]" office:value-type="float" office:value="0.930332219602409">
            <text:p>0.93</text:p>
          </table:table-cell>
        </table:table-row>
        <table:table-row table:style-name="ro1">
          <table:table-cell table:number-columns-repeated="1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4">
            <text:p>4</text:p>
          </table:table-cell>
          <table:table-cell office:value-type="string">
            <text:p>Barnes</text:p>
          </table:table-cell>
          <table:table-cell office:value-type="string">
            <text:p>Mesh</text:p>
          </table:table-cell>
          <table:table-cell office:value-type="float" office:value="3.949469">
            <text:p>3.95</text:p>
          </table:table-cell>
          <table:table-cell office:value-type="float" office:value="123915">
            <text:p>123915</text:p>
          </table:table-cell>
          <table:table-cell office:value-type="float" office:value="1919091669">
            <text:p>1919091669</text:p>
          </table:table-cell>
          <table:table-cell office:value-type="float" office:value="31594902760">
            <text:p>31594902760</text:p>
          </table:table-cell>
          <table:table-cell office:value-type="float" office:value="253603678">
            <text:p>253603678</text:p>
          </table:table-cell>
          <table:table-cell office:value-type="float" office:value="15297.2">
            <text:p>15297.2</text:p>
          </table:table-cell>
          <table:table-cell/>
          <table:table-cell table:formula="of:=CONCATENATE([.C17];&quot; &quot;;[.E17];&quot; &quot;;[.F17])" office:value-type="string" office:string-value="MOESI Barnes Mesh">
            <text:p>MOESI Barnes Mesh</text:p>
          </table:table-cell>
          <table:table-cell table:formula="of:=[.G17]/[.$G$20]" office:value-type="float" office:value="0.993532616652638">
            <text:p>0.99</text:p>
          </table:table-cell>
          <table:table-cell table:formula="of:=[.K17]/[.$K$20]" office:value-type="float" office:value="0.314855483311161">
            <text:p>0.31</text:p>
          </table:table-cell>
          <table:table-cell/>
          <table:table-cell table:style-name="ce2" table:formula="of:=[.I17]/[.J17]" office:value-type="float" office:value="0.0607405467767295">
            <text:p>0.06074</text:p>
          </table:table-cell>
          <table:table-cell table:formula="of:=[.R17]/[.$R$20]" office:value-type="float" office:value="1">
            <text:p>1</text:p>
          </table:table-cell>
          <table:table-cell table:formula="of:=[.H17]/[.$H$20]" office:value-type="float" office:value="0.861525946938095">
            <text:p>0.86</text:p>
          </table:table-cell>
          <table:table-cell table:formula="of:=[.L17]/[.$L$20]" office:value-type="float" office:value="0.854697225357307">
            <text:p>0.85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8">
            <text:p>8</text:p>
          </table:table-cell>
          <table:table-cell office:value-type="string">
            <text:p>Barnes</text:p>
          </table:table-cell>
          <table:table-cell office:value-type="string">
            <text:p>Mesh</text:p>
          </table:table-cell>
          <table:table-cell office:value-type="float" office:value="2.109933">
            <text:p>2.11</text:p>
          </table:table-cell>
          <table:table-cell office:value-type="float" office:value="125233">
            <text:p>125233</text:p>
          </table:table-cell>
          <table:table-cell office:value-type="float" office:value="1978012722">
            <text:p>1978012722</text:p>
          </table:table-cell>
          <table:table-cell office:value-type="float" office:value="33756926710">
            <text:p>33756926710</text:p>
          </table:table-cell>
          <table:table-cell office:value-type="float" office:value="422426942">
            <text:p>422426942</text:p>
          </table:table-cell>
          <table:table-cell office:value-type="float" office:value="15763.1">
            <text:p>15763.1</text:p>
          </table:table-cell>
          <table:table-cell/>
          <table:table-cell table:formula="of:=CONCATENATE([.C18];&quot; &quot;;[.E18];&quot; &quot;;[.F18])" office:value-type="string" office:string-value="MOESI Barnes Mesh">
            <text:p>MOESI Barnes Mesh</text:p>
          </table:table-cell>
          <table:table-cell table:formula="of:=[.G18]/[.$G$20]" office:value-type="float" office:value="0.530776986590286">
            <text:p>0.53</text:p>
          </table:table-cell>
          <table:table-cell table:formula="of:=[.K18]/[.$K$20]" office:value-type="float" office:value="0.524453903965328">
            <text:p>0.52</text:p>
          </table:table-cell>
          <table:table-cell/>
          <table:table-cell table:style-name="ce2" table:formula="of:=[.I18]/[.J18]" office:value-type="float" office:value="0.0585957584051644">
            <text:p>0.05860</text:p>
          </table:table-cell>
          <table:table-cell table:formula="of:=[.R18]/[.$R$20]" office:value-type="float" office:value="0.964689346978568">
            <text:p>0.96</text:p>
          </table:table-cell>
          <table:table-cell table:formula="of:=[.H18]/[.$H$20]" office:value-type="float" office:value="0.870689415429112">
            <text:p>0.87</text:p>
          </table:table-cell>
          <table:table-cell table:formula="of:=[.L18]/[.$L$20]" office:value-type="float" office:value="0.880728357675245">
            <text:p>0.88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16">
            <text:p>16</text:p>
          </table:table-cell>
          <table:table-cell office:value-type="string">
            <text:p>Barnes</text:p>
          </table:table-cell>
          <table:table-cell office:value-type="string">
            <text:p>Mesh</text:p>
          </table:table-cell>
          <table:table-cell office:value-type="float" office:value="1.158396">
            <text:p>1.16</text:p>
          </table:table-cell>
          <table:table-cell office:value-type="float" office:value="110865">
            <text:p>110865</text:p>
          </table:table-cell>
          <table:table-cell office:value-type="float" office:value="2011656889">
            <text:p>2011656889</text:p>
          </table:table-cell>
          <table:table-cell office:value-type="float" office:value="37064380028">
            <text:p>37064380028</text:p>
          </table:table-cell>
          <table:table-cell office:value-type="float" office:value="805460573">
            <text:p>805460573</text:p>
          </table:table-cell>
          <table:table-cell office:value-type="float" office:value="17897.8">
            <text:p>17897.8</text:p>
          </table:table-cell>
          <table:table-cell/>
          <table:table-cell table:formula="of:=CONCATENATE([.C19];&quot; &quot;;[.E19];&quot; &quot;;[.F19])" office:value-type="string" office:string-value="MOESI Barnes Mesh">
            <text:p>MOESI Barnes Mesh</text:p>
          </table:table-cell>
          <table:table-cell table:formula="of:=[.G19]/[.$G$20]" office:value-type="float" office:value="0.29140732817499">
            <text:p>0.29</text:p>
          </table:table-cell>
          <table:table-cell table:formula="of:=[.K19]/[.$K$20]" office:value-type="float" office:value="1">
            <text:p>1</text:p>
          </table:table-cell>
          <table:table-cell/>
          <table:table-cell table:style-name="ce2" table:formula="of:=[.I19]/[.J19]" office:value-type="float" office:value="0.054274667146201">
            <text:p>0.05427</text:p>
          </table:table-cell>
          <table:table-cell table:formula="of:=[.R19]/[.$R$20]" office:value-type="float" office:value="0.893549202737739">
            <text:p>0.89</text:p>
          </table:table-cell>
          <table:table-cell table:formula="of:=[.H19]/[.$H$20]" office:value-type="float" office:value="0.770795094276656">
            <text:p>0.77</text:p>
          </table:table-cell>
          <table:table-cell table:formula="of:=[.L19]/[.$L$20]"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MAX</text:p>
          </table:table-cell>
          <table:table-cell table:style-name="ce1" table:number-columns-repeated="4"/>
          <table:table-cell table:style-name="ce1" table:formula="of:=MAX([.G5:.G19])" office:value-type="float" office:value="3.975178">
            <text:p>3.98</text:p>
          </table:table-cell>
          <table:table-cell table:style-name="ce1" table:formula="of:=MAX([.H5:.H19])" office:value-type="float" office:value="143832">
            <text:p>143832</text:p>
          </table:table-cell>
          <table:table-cell table:style-name="ce1" table:formula="of:=MAX([.I5:.I19])" office:value-type="float" office:value="2011656889">
            <text:p>2011656889</text:p>
          </table:table-cell>
          <table:table-cell table:style-name="ce1" table:formula="of:=MAX([.J5:.J19])" office:value-type="float" office:value="37064380028">
            <text:p>37064380028</text:p>
          </table:table-cell>
          <table:table-cell table:style-name="ce1" table:formula="of:=MAX([.K5:.K19])" office:value-type="float" office:value="805460573">
            <text:p>805460573</text:p>
          </table:table-cell>
          <table:table-cell table:style-name="ce1" table:formula="of:=MAX([.L5:.L19])" office:value-type="float" office:value="17897.8">
            <text:p>17897.8</text:p>
          </table:table-cell>
          <table:table-cell table:number-columns-repeated="5"/>
          <table:table-cell table:formula="of:=MAX([.R5:.R19])" office:value-type="float" office:value="0.0607405467767295">
            <text:p>0.0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4">
            <text:p>4</text:p>
          </table:table-cell>
          <table:table-cell office:value-type="string">
            <text:p>Radix</text:p>
          </table:table-cell>
          <table:table-cell office:value-type="string">
            <text:p>Crossbar</text:p>
          </table:table-cell>
          <table:table-cell office:value-type="float" office:value="0.146824">
            <text:p>0.15</text:p>
          </table:table-cell>
          <table:table-cell office:value-type="float" office:value="140879">
            <text:p>140879</text:p>
          </table:table-cell>
          <table:table-cell office:value-type="float" office:value="87630678">
            <text:p>87630678</text:p>
          </table:table-cell>
          <table:table-cell office:value-type="float" office:value="1173466500">
            <text:p>1173466500</text:p>
          </table:table-cell>
          <table:table-cell office:value-type="float" office:value="19695896">
            <text:p>19695896</text:p>
          </table:table-cell>
          <table:table-cell office:value-type="float" office:value="621.37">
            <text:p>621.37</text:p>
          </table:table-cell>
          <table:table-cell/>
          <table:table-cell table:formula="of:=CONCATENATE([.C22];&quot; &quot;;[.E22];&quot; &quot;;[.F22])" office:value-type="string" office:string-value="MESI Radix Crossbar">
            <text:p>MESI Radix Crossbar</text:p>
          </table:table-cell>
          <table:table-cell table:formula="of:=[.G22]/[.$G$37]" office:value-type="float" office:value="1">
            <text:p>1</text:p>
          </table:table-cell>
          <table:table-cell table:formula="of:=[.K22]/[.$K$37]" office:value-type="float" office:value="0.508368311585993">
            <text:p>0.51</text:p>
          </table:table-cell>
          <table:table-cell/>
          <table:table-cell table:style-name="ce2" table:formula="of:=[.I22]/[.J22]" office:value-type="float" office:value="0.0746767615436828">
            <text:p>0.07468</text:p>
          </table:table-cell>
          <table:table-cell table:formula="of:=[.R22]/[.$R$37]" office:value-type="float" office:value="0.973903993067419">
            <text:p>0.97</text:p>
          </table:table-cell>
          <table:table-cell table:formula="of:=[.H22]/[.$H$37]" office:value-type="float" office:value="0.94996594717429">
            <text:p>0.95</text:p>
          </table:table-cell>
          <table:table-cell table:formula="of:=[.L22]/[.$L$37]" office:value-type="float" office:value="0.806418958379297">
            <text:p>0.81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8">
            <text:p>8</text:p>
          </table:table-cell>
          <table:table-cell office:value-type="string">
            <text:p>Radix</text:p>
          </table:table-cell>
          <table:table-cell office:value-type="string">
            <text:p>Crossbar</text:p>
          </table:table-cell>
          <table:table-cell office:value-type="float" office:value="0.074458">
            <text:p>0.07</text:p>
          </table:table-cell>
          <table:table-cell office:value-type="float" office:value="84999">
            <text:p>84999</text:p>
          </table:table-cell>
          <table:table-cell office:value-type="float" office:value="88461082">
            <text:p>88461082</text:p>
          </table:table-cell>
          <table:table-cell office:value-type="float" office:value="1188775834">
            <text:p>1188775834</text:p>
          </table:table-cell>
          <table:table-cell office:value-type="float" office:value="19811982">
            <text:p>19811982</text:p>
          </table:table-cell>
          <table:table-cell office:value-type="float" office:value="770.53">
            <text:p>770.53</text:p>
          </table:table-cell>
          <table:table-cell/>
          <table:table-cell table:formula="of:=CONCATENATE([.C23];&quot; &quot;;[.E23];&quot; &quot;;[.F23])" office:value-type="string" office:string-value="MESI Radix Crossbar">
            <text:p>MESI Radix Crossbar</text:p>
          </table:table-cell>
          <table:table-cell table:formula="of:=[.G23]/[.$G$37]" office:value-type="float" office:value="0.507124175884052">
            <text:p>0.51</text:p>
          </table:table-cell>
          <table:table-cell table:formula="of:=[.K23]/[.$K$37]" office:value-type="float" office:value="0.511364592832542">
            <text:p>0.51</text:p>
          </table:table-cell>
          <table:table-cell/>
          <table:table-cell table:style-name="ce2" table:formula="of:=[.I23]/[.J23]" office:value-type="float" office:value="0.0744135937743163">
            <text:p>0.07441</text:p>
          </table:table-cell>
          <table:table-cell table:formula="of:=[.R23]/[.$R$37]" office:value-type="float" office:value="0.97047186590852">
            <text:p>0.97</text:p>
          </table:table-cell>
          <table:table-cell table:formula="of:=[.H23]/[.$H$37]" office:value-type="float" office:value="0.573159630206542">
            <text:p>0.57</text:p>
          </table:table-cell>
          <table:table-cell table:formula="of:=[.L23]/[.$L$37]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16">
            <text:p>16</text:p>
          </table:table-cell>
          <table:table-cell office:value-type="string">
            <text:p>Radix</text:p>
          </table:table-cell>
          <table:table-cell office:value-type="string">
            <text:p>Crossbar</text:p>
          </table:table-cell>
          <table:table-cell office:value-type="float" office:value="0.038378">
            <text:p>0.04</text:p>
          </table:table-cell>
          <table:table-cell office:value-type="float" office:value="129805">
            <text:p>129805</text:p>
          </table:table-cell>
          <table:table-cell office:value-type="float" office:value="91087198">
            <text:p>91087198</text:p>
          </table:table-cell>
          <table:table-cell office:value-type="float" office:value="1222654904">
            <text:p>1222654904</text:p>
          </table:table-cell>
          <table:table-cell office:value-type="float" office:value="18791797">
            <text:p>18791797</text:p>
          </table:table-cell>
          <table:table-cell office:value-type="float" office:value="702.65">
            <text:p>702.65</text:p>
          </table:table-cell>
          <table:table-cell/>
          <table:table-cell table:formula="of:=CONCATENATE([.C24];&quot; &quot;;[.E24];&quot; &quot;;[.F24])" office:value-type="string" office:string-value="MESI Radix Crossbar">
            <text:p>MESI Radix Crossbar</text:p>
          </table:table-cell>
          <table:table-cell table:formula="of:=[.G24]/[.$G$37]" office:value-type="float" office:value="0.261387784013513">
            <text:p>0.26</text:p>
          </table:table-cell>
          <table:table-cell table:formula="of:=[.K24]/[.$K$37]" office:value-type="float" office:value="0.485032725221373">
            <text:p>0.49</text:p>
          </table:table-cell>
          <table:table-cell/>
          <table:table-cell table:style-name="ce2" table:formula="of:=[.I24]/[.J24]" office:value-type="float" office:value="0.0744995155231472">
            <text:p>0.07450</text:p>
          </table:table-cell>
          <table:table-cell table:formula="of:=[.R24]/[.$R$37]" office:value-type="float" office:value="0.971592422458483">
            <text:p>0.97</text:p>
          </table:table-cell>
          <table:table-cell table:formula="of:=[.H24]/[.$H$37]" office:value-type="float" office:value="0.875292483428749">
            <text:p>0.88</text:p>
          </table:table-cell>
          <table:table-cell table:formula="of:=[.L24]/[.$L$37]" office:value-type="float" office:value="0.911904792804952">
            <text:p>0.91</text:p>
          </table:table-cell>
        </table:table-row>
        <table:table-row table:style-name="ro1">
          <table:table-cell table:number-columns-repeated="1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4">
            <text:p>4</text:p>
          </table:table-cell>
          <table:table-cell office:value-type="string">
            <text:p>Radix</text:p>
          </table:table-cell>
          <table:table-cell office:value-type="string">
            <text:p>Mesh</text:p>
          </table:table-cell>
          <table:table-cell office:value-type="float" office:value="0.145317">
            <text:p>0.15</text:p>
          </table:table-cell>
          <table:table-cell office:value-type="float" office:value="148299">
            <text:p>148299</text:p>
          </table:table-cell>
          <table:table-cell office:value-type="float" office:value="87745907">
            <text:p>87745907</text:p>
          </table:table-cell>
          <table:table-cell office:value-type="float" office:value="1161439974">
            <text:p>1161439974</text:p>
          </table:table-cell>
          <table:table-cell office:value-type="float" office:value="12398226">
            <text:p>12398226</text:p>
          </table:table-cell>
          <table:table-cell office:value-type="float" office:value="591.07">
            <text:p>591.07</text:p>
          </table:table-cell>
          <table:table-cell/>
          <table:table-cell table:formula="of:=CONCATENATE([.C26];&quot; &quot;;[.E26];&quot; &quot;;[.F26])" office:value-type="string" office:string-value="MESI Radix Mesh">
            <text:p>MESI Radix Mesh</text:p>
          </table:table-cell>
          <table:table-cell table:formula="of:=[.G26]/[.$G$37]" office:value-type="float" office:value="0.989736010461505">
            <text:p>0.99</text:p>
          </table:table-cell>
          <table:table-cell table:formula="of:=[.K26]/[.$K$37]" office:value-type="float" office:value="0.320009062714464">
            <text:p>0.32</text:p>
          </table:table-cell>
          <table:table-cell/>
          <table:table-cell table:style-name="ce2" table:formula="of:=[.I26]/[.J26]" office:value-type="float" office:value="0.0755492397061236">
            <text:p>0.07555</text:p>
          </table:table-cell>
          <table:table-cell table:formula="of:=[.R26]/[.$R$37]" office:value-type="float" office:value="0.985282498893067">
            <text:p>0.99</text:p>
          </table:table-cell>
          <table:table-cell table:formula="of:=[.H26]/[.$H$37]" office:value-type="float" office:value="1">
            <text:p>1</text:p>
          </table:table-cell>
          <table:table-cell table:formula="of:=[.L26]/[.$L$37]" office:value-type="float" office:value="0.767095375910088">
            <text:p>0.77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8">
            <text:p>8</text:p>
          </table:table-cell>
          <table:table-cell office:value-type="string">
            <text:p>Radix</text:p>
          </table:table-cell>
          <table:table-cell office:value-type="string">
            <text:p>Mesh</text:p>
          </table:table-cell>
          <table:table-cell office:value-type="float" office:value="0.074625">
            <text:p>0.07</text:p>
          </table:table-cell>
          <table:table-cell office:value-type="float" office:value="145384">
            <text:p>145384</text:p>
          </table:table-cell>
          <table:table-cell office:value-type="float" office:value="88762260">
            <text:p>88762260</text:p>
          </table:table-cell>
          <table:table-cell office:value-type="float" office:value="1191458498">
            <text:p>1191458498</text:p>
          </table:table-cell>
          <table:table-cell office:value-type="float" office:value="19118291">
            <text:p>19118291</text:p>
          </table:table-cell>
          <table:table-cell office:value-type="float" office:value="610.06">
            <text:p>610.06</text:p>
          </table:table-cell>
          <table:table-cell/>
          <table:table-cell table:formula="of:=CONCATENATE([.C27];&quot; &quot;;[.E27];&quot; &quot;;[.F27])" office:value-type="string" office:string-value="MESI Radix Mesh">
            <text:p>MESI Radix Mesh</text:p>
          </table:table-cell>
          <table:table-cell table:formula="of:=[.G27]/[.$G$37]" office:value-type="float" office:value="0.508261592110282">
            <text:p>0.51</text:p>
          </table:table-cell>
          <table:table-cell table:formula="of:=[.K27]/[.$K$37]" office:value-type="float" office:value="0.4934598210754">
            <text:p>0.49</text:p>
          </table:table-cell>
          <table:table-cell/>
          <table:table-cell table:style-name="ce2" table:formula="of:=[.I27]/[.J27]" office:value-type="float" office:value="0.0744988265634075">
            <text:p>0.07450</text:p>
          </table:table-cell>
          <table:table-cell table:formula="of:=[.R27]/[.$R$37]" office:value-type="float" office:value="0.971583437325389">
            <text:p>0.97</text:p>
          </table:table-cell>
          <table:table-cell table:formula="of:=[.H27]/[.$H$37]" office:value-type="float" office:value="0.980343764961328">
            <text:p>0.98</text:p>
          </table:table-cell>
          <table:table-cell table:formula="of:=[.L27]/[.$L$37]" office:value-type="float" office:value="0.791740749873464">
            <text:p>0.79</text:p>
          </table:table-cell>
        </table:table-row>
        <table:table-row table:style-name="ro1">
          <table:table-cell table:number-columns-repeated="2"/>
          <table:table-cell office:value-type="string">
            <text:p>MESI</text:p>
          </table:table-cell>
          <table:table-cell office:value-type="float" office:value="16">
            <text:p>16</text:p>
          </table:table-cell>
          <table:table-cell office:value-type="string">
            <text:p>Radix</text:p>
          </table:table-cell>
          <table:table-cell office:value-type="string">
            <text:p>Mesh</text:p>
          </table:table-cell>
          <table:table-cell office:value-type="float" office:value="0.039422">
            <text:p>0.04</text:p>
          </table:table-cell>
          <table:table-cell office:value-type="float" office:value="132964">
            <text:p>132964</text:p>
          </table:table-cell>
          <table:table-cell office:value-type="float" office:value="91881278">
            <text:p>91881278</text:p>
          </table:table-cell>
          <table:table-cell office:value-type="float" office:value="1255989724">
            <text:p>1255989724</text:p>
          </table:table-cell>
          <table:table-cell office:value-type="float" office:value="31825297">
            <text:p>31825297</text:p>
          </table:table-cell>
          <table:table-cell office:value-type="float" office:value="691.43">
            <text:p>691.43</text:p>
          </table:table-cell>
          <table:table-cell/>
          <table:table-cell table:formula="of:=CONCATENATE([.C28];&quot; &quot;;[.E28];&quot; &quot;;[.F28])" office:value-type="string" office:string-value="MESI Radix Mesh">
            <text:p>MESI Radix Mesh</text:p>
          </table:table-cell>
          <table:table-cell table:formula="of:=[.G28]/[.$G$37]" office:value-type="float" office:value="0.268498338146352">
            <text:p>0.27</text:p>
          </table:table-cell>
          <table:table-cell table:formula="of:=[.K28]/[.$K$37]" office:value-type="float" office:value="0.821438765802418">
            <text:p>0.82</text:p>
          </table:table-cell>
          <table:table-cell/>
          <table:table-cell table:style-name="ce2" table:formula="of:=[.I28]/[.J28]" office:value-type="float" office:value="0.0731544822734553">
            <text:p>0.07315</text:p>
          </table:table-cell>
          <table:table-cell table:formula="of:=[.R28]/[.$R$37]" office:value-type="float" office:value="0.954051045119602">
            <text:p>0.95</text:p>
          </table:table-cell>
          <table:table-cell table:formula="of:=[.H28]/[.$H$37]" office:value-type="float" office:value="0.896594043115598">
            <text:p>0.9</text:p>
          </table:table-cell>
          <table:table-cell table:formula="of:=[.L28]/[.$L$37]" office:value-type="float" office:value="0.897343387019324">
            <text:p>0.9</text:p>
          </table:table-cell>
        </table:table-row>
        <table:table-row table:style-name="ro1">
          <table:table-cell table:number-columns-repeated="1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4">
            <text:p>4</text:p>
          </table:table-cell>
          <table:table-cell office:value-type="string">
            <text:p>Radix</text:p>
          </table:table-cell>
          <table:table-cell office:value-type="string">
            <text:p>Crossbar</text:p>
          </table:table-cell>
          <table:table-cell office:value-type="float" office:value="0.144469">
            <text:p>0.14</text:p>
          </table:table-cell>
          <table:table-cell office:value-type="float" office:value="123412">
            <text:p>123412</text:p>
          </table:table-cell>
          <table:table-cell office:value-type="float" office:value="87559657">
            <text:p>87559657</text:p>
          </table:table-cell>
          <table:table-cell office:value-type="float" office:value="1154707116">
            <text:p>1154707116</text:p>
          </table:table-cell>
          <table:table-cell office:value-type="float" office:value="25030348">
            <text:p>25030348</text:p>
          </table:table-cell>
          <table:table-cell office:value-type="float" office:value="708.71">
            <text:p>708.71</text:p>
          </table:table-cell>
          <table:table-cell/>
          <table:table-cell table:formula="of:=CONCATENATE([.C30];&quot; &quot;;[.E30];&quot; &quot;;[.F30])" office:value-type="string" office:string-value="MOESI Radix Crossbar">
            <text:p>MOESI Radix Crossbar</text:p>
          </table:table-cell>
          <table:table-cell table:formula="of:=[.G30]/[.$G$37]" office:value-type="float" office:value="0.983960387947474">
            <text:p>0.98</text:p>
          </table:table-cell>
          <table:table-cell table:formula="of:=[.K30]/[.$K$37]" office:value-type="float" office:value="0.646055185870693">
            <text:p>0.65</text:p>
          </table:table-cell>
          <table:table-cell/>
          <table:table-cell table:style-name="ce2" table:formula="of:=[.I30]/[.J30]" office:value-type="float" office:value="0.07582845536045">
            <text:p>0.07583</text:p>
          </table:table-cell>
          <table:table-cell table:formula="of:=[.R30]/[.$R$37]" office:value-type="float" office:value="0.988923916049545">
            <text:p>0.99</text:p>
          </table:table-cell>
          <table:table-cell table:formula="of:=[.H30]/[.$H$37]" office:value-type="float" office:value="0.832183629019751">
            <text:p>0.83</text:p>
          </table:table-cell>
          <table:table-cell table:formula="of:=[.L30]/[.$L$37]" office:value-type="float" office:value="0.919769509298794">
            <text:p>0.92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8">
            <text:p>8</text:p>
          </table:table-cell>
          <table:table-cell office:value-type="string">
            <text:p>Radix</text:p>
          </table:table-cell>
          <table:table-cell office:value-type="string">
            <text:p>Crossbar</text:p>
          </table:table-cell>
          <table:table-cell office:value-type="float" office:value="0.073241">
            <text:p>0.07</text:p>
          </table:table-cell>
          <table:table-cell office:value-type="float" office:value="119921">
            <text:p>119921</text:p>
          </table:table-cell>
          <table:table-cell office:value-type="float" office:value="88406069">
            <text:p>88406069</text:p>
          </table:table-cell>
          <table:table-cell office:value-type="float" office:value="1169430134">
            <text:p>1169430134</text:p>
          </table:table-cell>
          <table:table-cell office:value-type="float" office:value="24847423">
            <text:p>24847423</text:p>
          </table:table-cell>
          <table:table-cell office:value-type="float" office:value="736.77">
            <text:p>736.77</text:p>
          </table:table-cell>
          <table:table-cell/>
          <table:table-cell table:formula="of:=CONCATENATE([.C31];&quot; &quot;;[.E31];&quot; &quot;;[.F31])" office:value-type="string" office:string-value="MOESI Radix Crossbar">
            <text:p>MOESI Radix Crossbar</text:p>
          </table:table-cell>
          <table:table-cell table:formula="of:=[.G31]/[.$G$37]" office:value-type="float" office:value="0.498835340271345">
            <text:p>0.5</text:p>
          </table:table-cell>
          <table:table-cell table:formula="of:=[.K31]/[.$K$37]" office:value-type="float" office:value="0.641333731543514">
            <text:p>0.64</text:p>
          </table:table-cell>
          <table:table-cell/>
          <table:table-cell table:style-name="ce2" table:formula="of:=[.I31]/[.J31]" office:value-type="float" office:value="0.0755975636591557">
            <text:p>0.07560</text:p>
          </table:table-cell>
          <table:table-cell table:formula="of:=[.R31]/[.$R$37]" office:value-type="float" office:value="0.985912720261079">
            <text:p>0.99</text:p>
          </table:table-cell>
          <table:table-cell table:formula="of:=[.H31]/[.$H$37]" office:value-type="float" office:value="0.808643348909972">
            <text:p>0.81</text:p>
          </table:table-cell>
          <table:table-cell table:formula="of:=[.L31]/[.$L$37]" office:value-type="float" office:value="0.956186001842887">
            <text:p>0.96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16">
            <text:p>16</text:p>
          </table:table-cell>
          <table:table-cell office:value-type="string">
            <text:p>Radix</text:p>
          </table:table-cell>
          <table:table-cell office:value-type="string">
            <text:p>Crossbar</text:p>
          </table:table-cell>
          <table:table-cell office:value-type="float" office:value="0.037577">
            <text:p>0.04</text:p>
          </table:table-cell>
          <table:table-cell office:value-type="float" office:value="124733">
            <text:p>124733</text:p>
          </table:table-cell>
          <table:table-cell office:value-type="float" office:value="90666196">
            <text:p>90666196</text:p>
          </table:table-cell>
          <table:table-cell office:value-type="float" office:value="1197276614">
            <text:p>1197276614</text:p>
          </table:table-cell>
          <table:table-cell office:value-type="float" office:value="22805133">
            <text:p>22805133</text:p>
          </table:table-cell>
          <table:table-cell office:value-type="float" office:value="727.13">
            <text:p>727.13</text:p>
          </table:table-cell>
          <table:table-cell/>
          <table:table-cell table:formula="of:=CONCATENATE([.C32];&quot; &quot;;[.E32];&quot; &quot;;[.F32])" office:value-type="string" office:string-value="MOESI Radix Crossbar">
            <text:p>MOESI Radix Crossbar</text:p>
          </table:table-cell>
          <table:table-cell table:formula="of:=[.G32]/[.$G$37]" office:value-type="float" office:value="0.255932272652972">
            <text:p>0.26</text:p>
          </table:table-cell>
          <table:table-cell table:formula="of:=[.K32]/[.$K$37]" office:value-type="float" office:value="0.588620439440989">
            <text:p>0.59</text:p>
          </table:table-cell>
          <table:table-cell/>
          <table:table-cell table:style-name="ce2" table:formula="of:=[.I32]/[.J32]" office:value-type="float" office:value="0.0757270249329367">
            <text:p>0.07573</text:p>
          </table:table-cell>
          <table:table-cell table:formula="of:=[.R32]/[.$R$37]" office:value-type="float" office:value="0.987601101611268">
            <text:p>0.99</text:p>
          </table:table-cell>
          <table:table-cell table:formula="of:=[.H32]/[.$H$37]" office:value-type="float" office:value="0.84109130877484">
            <text:p>0.84</text:p>
          </table:table-cell>
          <table:table-cell table:formula="of:=[.L32]/[.$L$37]" office:value-type="float" office:value="0.943675132700868">
            <text:p>0.94</text:p>
          </table:table-cell>
        </table:table-row>
        <table:table-row table:style-name="ro1">
          <table:table-cell table:number-columns-repeated="1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4">
            <text:p>4</text:p>
          </table:table-cell>
          <table:table-cell office:value-type="string">
            <text:p>Radix</text:p>
          </table:table-cell>
          <table:table-cell office:value-type="string">
            <text:p>Mesh</text:p>
          </table:table-cell>
          <table:table-cell office:value-type="float" office:value="0.143046">
            <text:p>0.14</text:p>
          </table:table-cell>
          <table:table-cell office:value-type="float" office:value="131680">
            <text:p>131680</text:p>
          </table:table-cell>
          <table:table-cell office:value-type="float" office:value="87668975">
            <text:p>87668975</text:p>
          </table:table-cell>
          <table:table-cell office:value-type="float" office:value="1143343164">
            <text:p>1143343164</text:p>
          </table:table-cell>
          <table:table-cell office:value-type="float" office:value="15297921">
            <text:p>15297921</text:p>
          </table:table-cell>
          <table:table-cell office:value-type="float" office:value="665.04">
            <text:p>665.04</text:p>
          </table:table-cell>
          <table:table-cell/>
          <table:table-cell table:formula="of:=CONCATENATE([.C34];&quot; &quot;;[.E34];&quot; &quot;;[.F34])" office:value-type="string" office:string-value="MOESI Radix Mesh">
            <text:p>MOESI Radix Mesh</text:p>
          </table:table-cell>
          <table:table-cell table:formula="of:=[.G34]/[.$G$37]" office:value-type="float" office:value="0.974268511959898">
            <text:p>0.97</text:p>
          </table:table-cell>
          <table:table-cell table:formula="of:=[.K34]/[.$K$37]" office:value-type="float" office:value="0.394852728179815">
            <text:p>0.39</text:p>
          </table:table-cell>
          <table:table-cell/>
          <table:table-cell table:style-name="ce2" table:formula="of:=[.I34]/[.J34]" office:value-type="float" office:value="0.076677744495615">
            <text:p>0.07668</text:p>
          </table:table-cell>
          <table:table-cell table:formula="of:=[.R34]/[.$R$37]" office:value-type="float" office:value="1">
            <text:p>1</text:p>
          </table:table-cell>
          <table:table-cell table:formula="of:=[.H34]/[.$H$37]" office:value-type="float" office:value="0.887935859311256">
            <text:p>0.89</text:p>
          </table:table-cell>
          <table:table-cell table:formula="of:=[.L34]/[.$L$37]" office:value-type="float" office:value="0.863094233839046">
            <text:p>0.86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8">
            <text:p>8</text:p>
          </table:table-cell>
          <table:table-cell office:value-type="string">
            <text:p>Radix</text:p>
          </table:table-cell>
          <table:table-cell office:value-type="string">
            <text:p>Mesh</text:p>
          </table:table-cell>
          <table:table-cell office:value-type="float" office:value="0.073551">
            <text:p>0.07</text:p>
          </table:table-cell>
          <table:table-cell office:value-type="float" office:value="122205">
            <text:p>122205</text:p>
          </table:table-cell>
          <table:table-cell office:value-type="float" office:value="88776504">
            <text:p>88776504</text:p>
          </table:table-cell>
          <table:table-cell office:value-type="float" office:value="1174395854">
            <text:p>1174395854</text:p>
          </table:table-cell>
          <table:table-cell office:value-type="float" office:value="23195244">
            <text:p>23195244</text:p>
          </table:table-cell>
          <table:table-cell office:value-type="float" office:value="725.8">
            <text:p>725.8</text:p>
          </table:table-cell>
          <table:table-cell/>
          <table:table-cell table:formula="of:=CONCATENATE([.C35];&quot; &quot;;[.E35];&quot; &quot;;[.F35])" office:value-type="string" office:string-value="MOESI Radix Mesh">
            <text:p>MOESI Radix Mesh</text:p>
          </table:table-cell>
          <table:table-cell table:formula="of:=[.G35]/[.$G$37]" office:value-type="float" office:value="0.500946711709257">
            <text:p>0.5</text:p>
          </table:table-cell>
          <table:table-cell table:formula="of:=[.K35]/[.$K$37]" office:value-type="float" office:value="0.598689545736083">
            <text:p>0.6</text:p>
          </table:table-cell>
          <table:table-cell/>
          <table:table-cell table:style-name="ce2" table:formula="of:=[.I35]/[.J35]" office:value-type="float" office:value="0.0755933390752587">
            <text:p>0.07559</text:p>
          </table:table-cell>
          <table:table-cell table:formula="of:=[.R35]/[.$R$37]" office:value-type="float" office:value="0.985857624953766">
            <text:p>0.99</text:p>
          </table:table-cell>
          <table:table-cell table:formula="of:=[.H35]/[.$H$37]" office:value-type="float" office:value="0.824044666518318">
            <text:p>0.82</text:p>
          </table:table-cell>
          <table:table-cell table:formula="of:=[.L35]/[.$L$37]" office:value-type="float" office:value="0.94194904805783">
            <text:p>0.94</text:p>
          </table:table-cell>
        </table:table-row>
        <table:table-row table:style-name="ro1">
          <table:table-cell table:number-columns-repeated="2"/>
          <table:table-cell office:value-type="string">
            <text:p>MOESI</text:p>
          </table:table-cell>
          <table:table-cell office:value-type="float" office:value="16">
            <text:p>16</text:p>
          </table:table-cell>
          <table:table-cell office:value-type="string">
            <text:p>Radix</text:p>
          </table:table-cell>
          <table:table-cell office:value-type="string">
            <text:p>Mesh</text:p>
          </table:table-cell>
          <table:table-cell office:value-type="float" office:value="0.038728">
            <text:p>0.04</text:p>
          </table:table-cell>
          <table:table-cell office:value-type="float" office:value="120344">
            <text:p>120344</text:p>
          </table:table-cell>
          <table:table-cell office:value-type="float" office:value="91392110">
            <text:p>91392110</text:p>
          </table:table-cell>
          <table:table-cell office:value-type="float" office:value="1234017866">
            <text:p>1234017866</text:p>
          </table:table-cell>
          <table:table-cell office:value-type="float" office:value="38743359">
            <text:p>38743359</text:p>
          </table:table-cell>
          <table:table-cell office:value-type="float" office:value="759.57">
            <text:p>759.57</text:p>
          </table:table-cell>
          <table:table-cell/>
          <table:table-cell table:formula="of:=CONCATENATE([.C36];&quot; &quot;;[.E36];&quot; &quot;;[.F36])" office:value-type="string" office:string-value="MOESI Radix Mesh">
            <text:p>MOESI Radix Mesh</text:p>
          </table:table-cell>
          <table:table-cell table:formula="of:=[.G36]/[.$G$37]" office:value-type="float" office:value="0.263771590475672">
            <text:p>0.26</text:p>
          </table:table-cell>
          <table:table-cell table:formula="of:=[.K36]/[.$K$37]" office:value-type="float" office:value="1">
            <text:p>1</text:p>
          </table:table-cell>
          <table:table-cell/>
          <table:table-cell table:style-name="ce2" table:formula="of:=[.I36]/[.J36]" office:value-type="float" office:value="0.0740606052133122">
            <text:p>0.07406</text:p>
          </table:table-cell>
          <table:table-cell table:formula="of:=[.R36]/[.$R$37]" office:value-type="float" office:value="0.965868332467024">
            <text:p>0.97</text:p>
          </table:table-cell>
          <table:table-cell table:formula="of:=[.H36]/[.$H$37]" office:value-type="float" office:value="0.811495694509066">
            <text:p>0.81</text:p>
          </table:table-cell>
          <table:table-cell table:formula="of:=[.L36]/[.$L$37]" office:value-type="float" office:value="0.985776024294966">
            <text:p>0.99</text:p>
          </table:table-cell>
        </table:table-row>
        <table:table-row table:style-name="ro1">
          <table:table-cell/>
          <table:table-cell table:style-name="ce1" office:value-type="string">
            <text:p>MAX</text:p>
          </table:table-cell>
          <table:table-cell table:style-name="ce1" table:number-columns-repeated="4"/>
          <table:table-cell table:style-name="ce1" table:formula="of:=MAX([.G22:.G36])" office:value-type="float" office:value="0.146824">
            <text:p>0.15</text:p>
          </table:table-cell>
          <table:table-cell table:style-name="ce1" table:formula="of:=MAX([.H22:.H36])" office:value-type="float" office:value="148299">
            <text:p>148299</text:p>
          </table:table-cell>
          <table:table-cell table:style-name="ce1" table:formula="of:=MAX([.I22:.I36])" office:value-type="float" office:value="91881278">
            <text:p>91881278</text:p>
          </table:table-cell>
          <table:table-cell table:style-name="ce1" table:formula="of:=MAX([.J22:.J36])" office:value-type="float" office:value="1255989724">
            <text:p>1255989724</text:p>
          </table:table-cell>
          <table:table-cell table:style-name="ce1" table:formula="of:=MAX([.K22:.K36])" office:value-type="float" office:value="38743359">
            <text:p>38743359</text:p>
          </table:table-cell>
          <table:table-cell table:style-name="ce1" table:formula="of:=MAX([.L22:.L36])" office:value-type="float" office:value="770.53">
            <text:p>770.53</text:p>
          </table:table-cell>
          <table:table-cell table:number-columns-repeated="5"/>
          <table:table-cell table:formula="of:=MAX([.R22:.R36])" office:value-type="float" office:value="0.076677744495615">
            <text:p>0.08</text:p>
          </table:table-cell>
          <table:table-cell table:number-columns-repeated="3"/>
        </table:table-row>
        <table:table-row table:style-name="ro1" table:number-rows-repeated="10485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C4:Sheet1.L36">
          <table:sort>
            <table:sort-by table:field-number="2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8-22T15:16:01</meta:creation-date>
    <dc:language>en-US</dc:language>
    <meta:editing-cycles>29</meta:editing-cycles>
    <meta:editing-duration>PT1H49M46S</meta:editing-duration>
    <meta:initial-creator>Julian Kemmerer</meta:initial-creator>
    <dc:date>2014-02-23T17:43:31</dc:date>
    <meta:document-statistic meta:table-count="3" meta:cell-count="44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98cm" svg:height="8.979cm" xlink:href=".." xlink:type="simple" chart:class="chart:scatter" chart:style-name="ch1">
        <chart:title svg:x="5.345cm" svg:y="0.315cm" chart:style-name="ch2">
          <text:p>Simulation Time v.s. Number of CPUs</text:p>
        </chart:title>
        <chart:legend chart:legend-position="end" svg:x="13.244cm" svg:y="2.447cm" style:legend-expansion="custom" chartooo:width="4.944cm" chartooo:height="4.084cm" style:legend-expansion-aspect-ratio="1.21057786483839" chart:style-name="ch3"/>
        <chart:plot-area chart:style-name="ch4" table:cell-range-address="Sheet1.D5:Sheet1.D7 Sheet1.N5:Sheet1.N5 Sheet1.O5:Sheet1.O7 Sheet1.N34:Sheet1.N34 Sheet1.O34:Sheet1.O36 Sheet1.N26:Sheet1.N26 Sheet1.O26:Sheet1.O28 Sheet1.N30:Sheet1.N30 Sheet1.O30:Sheet1.O32 Sheet1.N17:Sheet1.N17 Sheet1.O17:Sheet1.O19 Sheet1.N22:Sheet1.N22 Sheet1.O22:Sheet1.O24 Sheet1.N13:Sheet1.N13 Sheet1.O13:Sheet1.O15 Sheet1.N9:Sheet1.N9 Sheet1.O9:Sheet1.O11" chart:data-source-has-labels="row" svg:x="1.748cm" svg:y="1.631cm" svg:width="10.762cm" svg:height="6.188cm">
          <chartooo:coordinate-region svg:x="2.475cm" svg:y="1.831cm" svg:width="9.848cm" svg:height="5.341cm"/>
          <chart:axis chart:dimension="x" chart:name="primary-x" chart:style-name="ch5">
            <chart:title svg:x="5.855cm" svg:y="7.998cm" chart:style-name="ch6">
              <text:p>Number of CPUs</text:p>
            </chart:title>
          </chart:axis>
          <chart:axis chart:dimension="y" chart:name="primary-y" chart:style-name="ch5">
            <chart:title svg:x="0.451cm" svg:y="5.986cm" chart:style-name="ch7">
              <text:p>Simulation Time 
(Normalized)</text:p>
            </chart:title>
            <chart:grid chart:style-name="ch8" chart:class="major"/>
          </chart:axis>
          <chart:series chart:style-name="ch9" chart:values-cell-range-address="Sheet1.O5:Sheet1.O7" chart:label-cell-address="Sheet1.N5:Sheet1.N5" chart:class="chart:scatter">
            <chart:domain table:cell-range-address="Sheet1.D5:Sheet1.D7"/>
            <chart:data-point chart:repeated="3"/>
          </chart:series>
          <chart:series chart:style-name="ch10" chart:values-cell-range-address="Sheet1.O34:Sheet1.O36" chart:label-cell-address="Sheet1.N34:Sheet1.N34" chart:class="chart:scatter">
            <chart:domain table:cell-range-address="Sheet1.D34:Sheet1.D36"/>
            <chart:data-point chart:repeated="3"/>
          </chart:series>
          <chart:series chart:style-name="ch11" chart:values-cell-range-address="Sheet1.O26:Sheet1.O28" chart:label-cell-address="Sheet1.N26:Sheet1.N26" chart:class="chart:scatter">
            <chart:domain table:cell-range-address="Sheet1.D26:Sheet1.D28"/>
            <chart:data-point chart:repeated="3"/>
          </chart:series>
          <chart:series chart:style-name="ch12" chart:values-cell-range-address="Sheet1.O30:Sheet1.O32" chart:label-cell-address="Sheet1.N30:Sheet1.N30" chart:class="chart:scatter">
            <chart:domain table:cell-range-address="Sheet1.D30:Sheet1.D32"/>
            <chart:data-point chart:repeated="3"/>
          </chart:series>
          <chart:series chart:style-name="ch13" chart:values-cell-range-address="Sheet1.O17:Sheet1.O19" chart:label-cell-address="Sheet1.N17:Sheet1.N17" chart:class="chart:scatter">
            <chart:domain table:cell-range-address="Sheet1.D17:Sheet1.D19"/>
            <chart:data-point chart:repeated="3"/>
          </chart:series>
          <chart:series chart:style-name="ch14" chart:values-cell-range-address="Sheet1.O22:Sheet1.O24" chart:label-cell-address="Sheet1.N22:Sheet1.N22" chart:class="chart:scatter">
            <chart:domain table:cell-range-address="Sheet1.D22:Sheet1.D24"/>
            <chart:data-point chart:repeated="3"/>
          </chart:series>
          <chart:series chart:style-name="ch15" chart:values-cell-range-address="Sheet1.O13:Sheet1.O15" chart:label-cell-address="Sheet1.N13:Sheet1.N13" chart:class="chart:scatter">
            <chart:domain table:cell-range-address="Sheet1.D13:Sheet1.D15"/>
            <chart:data-point chart:repeated="3"/>
          </chart:series>
          <chart:series chart:style-name="ch16" chart:values-cell-range-address="Sheet1.O9:Sheet1.O11" chart:label-cell-address="Sheet1.N9:Sheet1.N9" chart:class="chart:scatter">
            <chart:domain table:cell-range-address="Sheet1.D9:Sheet1.D1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SI Barnes Crossbar</text:p>
                <draw:g>
                  <svg:desc>Sheet1.N5:Sheet1.N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Radix Mesh</text:p>
                <draw:g>
                  <svg:desc>Sheet1.N34:Sheet1.N3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I Radix Mesh</text:p>
                <draw:g>
                  <svg:desc>Sheet1.N26:Sheet1.N2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Radix Crossbar</text:p>
                <draw:g>
                  <svg:desc>Sheet1.N30:Sheet1.N3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Barnes Mesh</text:p>
                <draw:g>
                  <svg:desc>Sheet1.N17:Sheet1.N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I Radix Crossbar</text:p>
                <draw:g>
                  <svg:desc>Sheet1.N22:Sheet1.N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Barnes Crossbar</text:p>
                <draw:g>
                  <svg:desc>Sheet1.N13:Sheet1.N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I Barnes Mesh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D5:Sheet1.D7</svg:desc>
                </draw:g>
              </table:table-cell>
              <table:table-cell office:value-type="float" office:value="1">
                <text:p>1</text:p>
                <draw:g>
                  <svg:desc>Sheet1.O5:Sheet1.O7</svg:desc>
                </draw:g>
              </table:table-cell>
              <table:table-cell office:value-type="float" office:value="4">
                <text:p>4</text:p>
                <draw:g>
                  <svg:desc>Sheet1.D34:Sheet1.D36</svg:desc>
                </draw:g>
              </table:table-cell>
              <table:table-cell office:value-type="float" office:value="0.974268511959898">
                <text:p>0.974268511959898</text:p>
                <draw:g>
                  <svg:desc>Sheet1.O34:Sheet1.O36</svg:desc>
                </draw:g>
              </table:table-cell>
              <table:table-cell office:value-type="float" office:value="4">
                <text:p>4</text:p>
                <draw:g>
                  <svg:desc>Sheet1.D26:Sheet1.D28</svg:desc>
                </draw:g>
              </table:table-cell>
              <table:table-cell office:value-type="float" office:value="0.989736010461505">
                <text:p>0.989736010461505</text:p>
                <draw:g>
                  <svg:desc>Sheet1.O26:Sheet1.O28</svg:desc>
                </draw:g>
              </table:table-cell>
              <table:table-cell office:value-type="float" office:value="4">
                <text:p>4</text:p>
                <draw:g>
                  <svg:desc>Sheet1.D30:Sheet1.D32</svg:desc>
                </draw:g>
              </table:table-cell>
              <table:table-cell office:value-type="float" office:value="0.983960387947474">
                <text:p>0.983960387947474</text:p>
                <draw:g>
                  <svg:desc>Sheet1.O30:Sheet1.O32</svg:desc>
                </draw:g>
              </table:table-cell>
              <table:table-cell office:value-type="float" office:value="4">
                <text:p>4</text:p>
                <draw:g>
                  <svg:desc>Sheet1.D17:Sheet1.D19</svg:desc>
                </draw:g>
              </table:table-cell>
              <table:table-cell office:value-type="float" office:value="0.993532616652638">
                <text:p>0.993532616652638</text:p>
                <draw:g>
                  <svg:desc>Sheet1.O17:Sheet1.O19</svg:desc>
                </draw:g>
              </table:table-cell>
              <table:table-cell office:value-type="float" office:value="4">
                <text:p>4</text:p>
                <draw:g>
                  <svg:desc>Sheet1.D22:Sheet1.D24</svg:desc>
                </draw:g>
              </table:table-cell>
              <table:table-cell office:value-type="float" office:value="1">
                <text:p>1</text:p>
                <draw:g>
                  <svg:desc>Sheet1.O22:Sheet1.O24</svg:desc>
                </draw:g>
              </table:table-cell>
              <table:table-cell office:value-type="float" office:value="4">
                <text:p>4</text:p>
                <draw:g>
                  <svg:desc>Sheet1.D13:Sheet1.D15</svg:desc>
                </draw:g>
              </table:table-cell>
              <table:table-cell office:value-type="float" office:value="0.999104694179732">
                <text:p>0.999104694179732</text:p>
                <draw:g>
                  <svg:desc>Sheet1.O13:Sheet1.O15</svg:desc>
                </draw:g>
              </table:table-cell>
              <table:table-cell office:value-type="float" office:value="4">
                <text:p>4</text:p>
                <draw:g>
                  <svg:desc>Sheet1.D9:Sheet1.D11</svg:desc>
                </draw:g>
              </table:table-cell>
              <table:table-cell office:value-type="float" office:value="0.994511189184484">
                <text:p>0.994511189184484</text:p>
                <draw:g>
                  <svg:desc>Sheet1.O9:Sheet1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27593481348508">
                <text:p>0.527593481348508</text:p>
              </table:table-cell>
              <table:table-cell office:value-type="float" office:value="8">
                <text:p>8</text:p>
              </table:table-cell>
              <table:table-cell office:value-type="float" office:value="0.500946711709257">
                <text:p>0.500946711709257</text:p>
              </table:table-cell>
              <table:table-cell office:value-type="float" office:value="8">
                <text:p>8</text:p>
              </table:table-cell>
              <table:table-cell office:value-type="float" office:value="0.508261592110282">
                <text:p>0.508261592110282</text:p>
              </table:table-cell>
              <table:table-cell office:value-type="float" office:value="8">
                <text:p>8</text:p>
              </table:table-cell>
              <table:table-cell office:value-type="float" office:value="0.498835340271345">
                <text:p>0.498835340271345</text:p>
              </table:table-cell>
              <table:table-cell office:value-type="float" office:value="8">
                <text:p>8</text:p>
              </table:table-cell>
              <table:table-cell office:value-type="float" office:value="0.530776986590286">
                <text:p>0.530776986590286</text:p>
              </table:table-cell>
              <table:table-cell office:value-type="float" office:value="8">
                <text:p>8</text:p>
              </table:table-cell>
              <table:table-cell office:value-type="float" office:value="0.507124175884052">
                <text:p>0.507124175884052</text:p>
              </table:table-cell>
              <table:table-cell office:value-type="float" office:value="8">
                <text:p>8</text:p>
              </table:table-cell>
              <table:table-cell office:value-type="float" office:value="0.527229220930484">
                <text:p>0.527229220930484</text:p>
              </table:table-cell>
              <table:table-cell office:value-type="float" office:value="8">
                <text:p>8</text:p>
              </table:table-cell>
              <table:table-cell office:value-type="float" office:value="0.530846165882383">
                <text:p>0.530846165882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284089668437489">
                <text:p>0.284089668437489</text:p>
              </table:table-cell>
              <table:table-cell office:value-type="float" office:value="16">
                <text:p>16</text:p>
              </table:table-cell>
              <table:table-cell office:value-type="float" office:value="0.263771590475672">
                <text:p>0.263771590475672</text:p>
              </table:table-cell>
              <table:table-cell office:value-type="float" office:value="16">
                <text:p>16</text:p>
              </table:table-cell>
              <table:table-cell office:value-type="float" office:value="0.268498338146352">
                <text:p>0.268498338146352</text:p>
              </table:table-cell>
              <table:table-cell office:value-type="float" office:value="16">
                <text:p>16</text:p>
              </table:table-cell>
              <table:table-cell office:value-type="float" office:value="0.255932272652972">
                <text:p>0.255932272652972</text:p>
              </table:table-cell>
              <table:table-cell office:value-type="float" office:value="16">
                <text:p>16</text:p>
              </table:table-cell>
              <table:table-cell office:value-type="float" office:value="0.29140732817499">
                <text:p>0.29140732817499</text:p>
              </table:table-cell>
              <table:table-cell office:value-type="float" office:value="16">
                <text:p>16</text:p>
              </table:table-cell>
              <table:table-cell office:value-type="float" office:value="0.261387784013513">
                <text:p>0.261387784013513</text:p>
              </table:table-cell>
              <table:table-cell office:value-type="float" office:value="16">
                <text:p>16</text:p>
              </table:table-cell>
              <table:table-cell office:value-type="float" office:value="0.284139729088861">
                <text:p>0.284139729088861</text:p>
              </table:table-cell>
              <table:table-cell office:value-type="float" office:value="16">
                <text:p>16</text:p>
              </table:table-cell>
              <table:table-cell office:value-type="float" office:value="0.291082311282664">
                <text:p>0.291082311282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98cm" svg:height="8.979cm" xlink:href=".." xlink:type="simple" chart:class="chart:scatter" chart:style-name="ch1">
        <chart:title svg:x="5.028cm" svg:y="0.315cm" chart:style-name="ch2">
          <text:p>Network Messages v.s. Number of CPUs</text:p>
        </chart:title>
        <chart:legend chart:legend-position="end" svg:x="13.244cm" svg:y="2.447cm" style:legend-expansion="custom" chartooo:width="4.944cm" chartooo:height="4.084cm" style:legend-expansion-aspect-ratio="1.21057786483839" chart:style-name="ch3"/>
        <chart:plot-area chart:style-name="ch4" table:cell-range-address="Sheet1.D5:Sheet1.D7 Sheet1.N5:Sheet1.N5 Sheet1.P5:Sheet1.P7 Sheet1.N34:Sheet1.N34 Sheet1.P34:Sheet1.P36 Sheet1.N26:Sheet1.N26 Sheet1.P26:Sheet1.P28 Sheet1.N30:Sheet1.N30 Sheet1.P30:Sheet1.P32 Sheet1.N17:Sheet1.N17 Sheet1.P17:Sheet1.P19 Sheet1.N22:Sheet1.N22 Sheet1.P22:Sheet1.P24 Sheet1.N13:Sheet1.N13 Sheet1.P13:Sheet1.P15 Sheet1.N9:Sheet1.N9 Sheet1.P9:Sheet1.P11" chart:data-source-has-labels="row" svg:x="1.748cm" svg:y="1.631cm" svg:width="10.762cm" svg:height="6.188cm">
          <chartooo:coordinate-region svg:x="2.475cm" svg:y="1.831cm" svg:width="9.848cm" svg:height="5.341cm"/>
          <chart:axis chart:dimension="x" chart:name="primary-x" chart:style-name="ch5">
            <chart:title svg:x="5.855cm" svg:y="7.998cm" chart:style-name="ch6">
              <text:p>Number of CPUs</text:p>
            </chart:title>
          </chart:axis>
          <chart:axis chart:dimension="y" chart:name="primary-y" chart:style-name="ch5">
            <chart:title svg:x="0.451cm" svg:y="6.158cm" chart:style-name="ch7">
              <text:p>Network Messages
 (Normalized)</text:p>
            </chart:title>
            <chart:grid chart:style-name="ch8" chart:class="major"/>
          </chart:axis>
          <chart:series chart:style-name="ch9" chart:values-cell-range-address="Sheet1.P5:Sheet1.P7" chart:label-cell-address="Sheet1.N5:Sheet1.N5" chart:class="chart:scatter">
            <chart:domain table:cell-range-address="Sheet1.D5:Sheet1.D7"/>
            <chart:data-point chart:repeated="3"/>
          </chart:series>
          <chart:series chart:style-name="ch10" chart:values-cell-range-address="Sheet1.P34:Sheet1.P36" chart:label-cell-address="Sheet1.N34:Sheet1.N34" chart:class="chart:scatter">
            <chart:domain table:cell-range-address="Sheet1.D34:Sheet1.D36"/>
            <chart:data-point chart:repeated="3"/>
          </chart:series>
          <chart:series chart:style-name="ch11" chart:values-cell-range-address="Sheet1.P26:Sheet1.P28" chart:label-cell-address="Sheet1.N26:Sheet1.N26" chart:class="chart:scatter">
            <chart:domain table:cell-range-address="Sheet1.D26:Sheet1.D28"/>
            <chart:data-point chart:repeated="3"/>
          </chart:series>
          <chart:series chart:style-name="ch12" chart:values-cell-range-address="Sheet1.P30:Sheet1.P32" chart:label-cell-address="Sheet1.N30:Sheet1.N30" chart:class="chart:scatter">
            <chart:domain table:cell-range-address="Sheet1.D30:Sheet1.D32"/>
            <chart:data-point chart:repeated="3"/>
          </chart:series>
          <chart:series chart:style-name="ch13" chart:values-cell-range-address="Sheet1.P17:Sheet1.P19" chart:label-cell-address="Sheet1.N17:Sheet1.N17" chart:class="chart:scatter">
            <chart:domain table:cell-range-address="Sheet1.D17:Sheet1.D19"/>
            <chart:data-point chart:repeated="3"/>
          </chart:series>
          <chart:series chart:style-name="ch14" chart:values-cell-range-address="Sheet1.P22:Sheet1.P24" chart:label-cell-address="Sheet1.N22:Sheet1.N22" chart:class="chart:scatter">
            <chart:domain table:cell-range-address="Sheet1.D22:Sheet1.D24"/>
            <chart:data-point chart:repeated="3"/>
          </chart:series>
          <chart:series chart:style-name="ch15" chart:values-cell-range-address="Sheet1.P13:Sheet1.P15" chart:label-cell-address="Sheet1.N13:Sheet1.N13" chart:class="chart:scatter">
            <chart:domain table:cell-range-address="Sheet1.D13:Sheet1.D15"/>
            <chart:data-point chart:repeated="3"/>
          </chart:series>
          <chart:series chart:style-name="ch16" chart:values-cell-range-address="Sheet1.P9:Sheet1.P11" chart:label-cell-address="Sheet1.N9:Sheet1.N9" chart:class="chart:scatter">
            <chart:domain table:cell-range-address="Sheet1.D9:Sheet1.D1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SI Barnes Crossbar</text:p>
                <draw:g>
                  <svg:desc>Sheet1.N5:Sheet1.N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Radix Mesh</text:p>
                <draw:g>
                  <svg:desc>Sheet1.N34:Sheet1.N3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I Radix Mesh</text:p>
                <draw:g>
                  <svg:desc>Sheet1.N26:Sheet1.N2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Radix Crossbar</text:p>
                <draw:g>
                  <svg:desc>Sheet1.N30:Sheet1.N3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Barnes Mesh</text:p>
                <draw:g>
                  <svg:desc>Sheet1.N17:Sheet1.N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I Radix Crossbar</text:p>
                <draw:g>
                  <svg:desc>Sheet1.N22:Sheet1.N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ESI Barnes Crossbar</text:p>
                <draw:g>
                  <svg:desc>Sheet1.N13:Sheet1.N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I Barnes Mesh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D5:Sheet1.D7</svg:desc>
                </draw:g>
              </table:table-cell>
              <table:table-cell office:value-type="float" office:value="0.214549029204934">
                <text:p>0.214549029204934</text:p>
                <draw:g>
                  <svg:desc>Sheet1.P5:Sheet1.P7</svg:desc>
                </draw:g>
              </table:table-cell>
              <table:table-cell office:value-type="float" office:value="4">
                <text:p>4</text:p>
                <draw:g>
                  <svg:desc>Sheet1.D34:Sheet1.D36</svg:desc>
                </draw:g>
              </table:table-cell>
              <table:table-cell office:value-type="float" office:value="0.394852728179815">
                <text:p>0.394852728179815</text:p>
                <draw:g>
                  <svg:desc>Sheet1.P34:Sheet1.P36</svg:desc>
                </draw:g>
              </table:table-cell>
              <table:table-cell office:value-type="float" office:value="4">
                <text:p>4</text:p>
                <draw:g>
                  <svg:desc>Sheet1.D26:Sheet1.D28</svg:desc>
                </draw:g>
              </table:table-cell>
              <table:table-cell office:value-type="float" office:value="0.320009062714464">
                <text:p>0.320009062714464</text:p>
                <draw:g>
                  <svg:desc>Sheet1.P26:Sheet1.P28</svg:desc>
                </draw:g>
              </table:table-cell>
              <table:table-cell office:value-type="float" office:value="4">
                <text:p>4</text:p>
                <draw:g>
                  <svg:desc>Sheet1.D30:Sheet1.D32</svg:desc>
                </draw:g>
              </table:table-cell>
              <table:table-cell office:value-type="float" office:value="0.646055185870693">
                <text:p>0.646055185870693</text:p>
                <draw:g>
                  <svg:desc>Sheet1.P30:Sheet1.P32</svg:desc>
                </draw:g>
              </table:table-cell>
              <table:table-cell office:value-type="float" office:value="4">
                <text:p>4</text:p>
                <draw:g>
                  <svg:desc>Sheet1.D17:Sheet1.D19</svg:desc>
                </draw:g>
              </table:table-cell>
              <table:table-cell office:value-type="float" office:value="0.314855483311161">
                <text:p>0.314855483311161</text:p>
                <draw:g>
                  <svg:desc>Sheet1.P17:Sheet1.P19</svg:desc>
                </draw:g>
              </table:table-cell>
              <table:table-cell office:value-type="float" office:value="4">
                <text:p>4</text:p>
                <draw:g>
                  <svg:desc>Sheet1.D22:Sheet1.D24</svg:desc>
                </draw:g>
              </table:table-cell>
              <table:table-cell office:value-type="float" office:value="0.508368311585993">
                <text:p>0.508368311585993</text:p>
                <draw:g>
                  <svg:desc>Sheet1.P22:Sheet1.P24</svg:desc>
                </draw:g>
              </table:table-cell>
              <table:table-cell office:value-type="float" office:value="4">
                <text:p>4</text:p>
                <draw:g>
                  <svg:desc>Sheet1.D13:Sheet1.D15</svg:desc>
                </draw:g>
              </table:table-cell>
              <table:table-cell office:value-type="float" office:value="0.434580777425589">
                <text:p>0.434580777425589</text:p>
                <draw:g>
                  <svg:desc>Sheet1.P13:Sheet1.P15</svg:desc>
                </draw:g>
              </table:table-cell>
              <table:table-cell office:value-type="float" office:value="4">
                <text:p>4</text:p>
                <draw:g>
                  <svg:desc>Sheet1.D9:Sheet1.D11</svg:desc>
                </draw:g>
              </table:table-cell>
              <table:table-cell office:value-type="float" office:value="0.153213969915819">
                <text:p>0.153213969915819</text:p>
                <draw:g>
                  <svg:desc>Sheet1.P9:Sheet1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02972006924043">
                <text:p>0.202972006924043</text:p>
              </table:table-cell>
              <table:table-cell office:value-type="float" office:value="8">
                <text:p>8</text:p>
              </table:table-cell>
              <table:table-cell office:value-type="float" office:value="0.598689545736083">
                <text:p>0.598689545736083</text:p>
              </table:table-cell>
              <table:table-cell office:value-type="float" office:value="8">
                <text:p>8</text:p>
              </table:table-cell>
              <table:table-cell office:value-type="float" office:value="0.4934598210754">
                <text:p>0.4934598210754</text:p>
              </table:table-cell>
              <table:table-cell office:value-type="float" office:value="8">
                <text:p>8</text:p>
              </table:table-cell>
              <table:table-cell office:value-type="float" office:value="0.641333731543514">
                <text:p>0.641333731543514</text:p>
              </table:table-cell>
              <table:table-cell office:value-type="float" office:value="8">
                <text:p>8</text:p>
              </table:table-cell>
              <table:table-cell office:value-type="float" office:value="0.524453903965328">
                <text:p>0.524453903965328</text:p>
              </table:table-cell>
              <table:table-cell office:value-type="float" office:value="8">
                <text:p>8</text:p>
              </table:table-cell>
              <table:table-cell office:value-type="float" office:value="0.511364592832542">
                <text:p>0.511364592832542</text:p>
              </table:table-cell>
              <table:table-cell office:value-type="float" office:value="8">
                <text:p>8</text:p>
              </table:table-cell>
              <table:table-cell office:value-type="float" office:value="0.44220194623977">
                <text:p>0.44220194623977</text:p>
              </table:table-cell>
              <table:table-cell office:value-type="float" office:value="8">
                <text:p>8</text:p>
              </table:table-cell>
              <table:table-cell office:value-type="float" office:value="0.239007158702975">
                <text:p>0.23900715870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9798078186007">
                <text:p>0.1979807818600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821438765802418">
                <text:p>0.821438765802418</text:p>
              </table:table-cell>
              <table:table-cell office:value-type="float" office:value="16">
                <text:p>16</text:p>
              </table:table-cell>
              <table:table-cell office:value-type="float" office:value="0.588620439440989">
                <text:p>0.588620439440989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485032725221373">
                <text:p>0.485032725221373</text:p>
              </table:table-cell>
              <table:table-cell office:value-type="float" office:value="16">
                <text:p>16</text:p>
              </table:table-cell>
              <table:table-cell office:value-type="float" office:value="0.47408528213584">
                <text:p>0.47408528213584</text:p>
              </table:table-cell>
              <table:table-cell office:value-type="float" office:value="16">
                <text:p>16</text:p>
              </table:table-cell>
              <table:table-cell office:value-type="float" office:value="0.41485196321335">
                <text:p>0.41485196321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